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4f2" officeooo:paragraph-rsid="000c64f2"/>
    </style:style>
    <style:style style:name="P2" style:family="paragraph" style:parent-style-name="Standard">
      <style:text-properties officeooo:rsid="000dd8b8" officeooo:paragraph-rsid="000dd8b8"/>
    </style:style>
    <style:style style:name="P3" style:family="paragraph" style:parent-style-name="Standard">
      <style:text-properties officeooo:rsid="000fbe27" officeooo:paragraph-rsid="000fbe27"/>
    </style:style>
    <style:style style:name="P4" style:family="paragraph" style:parent-style-name="Standard">
      <style:text-properties officeooo:rsid="000fbe27" officeooo:paragraph-rsid="000c64f2"/>
    </style:style>
    <style:style style:name="P5" style:family="paragraph" style:parent-style-name="Standard">
      <style:text-properties officeooo:rsid="00111611" officeooo:paragraph-rsid="000fbe27"/>
    </style:style>
    <style:style style:name="P6" style:family="paragraph" style:parent-style-name="Standard">
      <style:text-properties officeooo:rsid="0013bad4" officeooo:paragraph-rsid="0013bad4"/>
    </style:style>
    <style:style style:name="T1" style:family="text">
      <style:text-properties officeooo:rsid="000d1ecf"/>
    </style:style>
    <style:style style:name="T2" style:family="text">
      <style:text-properties officeooo:rsid="000dd8b8"/>
    </style:style>
    <style:style style:name="T3" style:family="text">
      <style:text-properties officeooo:rsid="00121549"/>
    </style:style>
    <style:style style:name="T4" style:family="text">
      <style:text-properties officeooo:rsid="0013b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inho Principal visual novel</text:p>
      <text:p text:style-name="P1"/>
      <text:p text:style-name="P1">Cena 1 <text:span text:style-name="T2">(Primeiro Encontro</text:span></text:p>
      <text:p text:style-name="P1">Heroína retornando de uma batalha, sua face não expressa nenhum sentimento apesar de os soldados em volta dela expressão ao mesmo tempo que a felicidade da vitória a amargura da guerra e da perda de colegas, ela passa por um vilarejo, o vilarejo está bastante prejudicado com casas danificadas de raids. O protagonista, faz parte da guarda da vila uma vez que a mesma está entre o fronte e a capital e pode ser alvo de ataque, <text:span text:style-name="T1">ele está carreando mantimentos para os civis e ajudando nos reparos. O exército para para descansar no vilarejo e durante o momento de descanso da protagonista, ela e o protagonista se veem, ambos olhando um no olho do outro. Ele estava mancando mas mesmo assim carregando mantimentos para os civis, ela vai ajudar ele a carregar os suprimentos. Eles conversam um pouco mas depois de alguns dias as tropas voltam a marchar para a capital.</text:span></text:p>
      <text:p text:style-name="P4"/>
      <text:p text:style-name="P3">Cena 2</text:p>
      <text:p text:style-name="P3"/>
      <text:p text:style-name="P3">Cena 3</text:p>
      <text:p text:style-name="P3"/>
      <text:p text:style-name="P3">Cena 4(Batalha na praia)</text:p>
      <text:p text:style-name="P5">Formações foram feitas <text:span text:style-name="T3">tropas preparadas, a protagonista estava comandando suas tropas para suas posições. Todos estavam ansiosos pelo combate. O protagonista estava em seu grupo, com sua espada e escudo em mãos, dava para se ver os navios inimigos se aproximando da praia e todos estavam nervosos pelo número de navios. </text:span><text:span text:style-name="T4">Após alguns minutos os navios chegam a praia e tropas inimigas desembarcam (suas feições e equipamento são similares aos mongóis da terra, do período de invasão do japão). Os inimigos avançam contra as formações e ordens são lançadas, o protagonista luta bravamente em seu grupo, enquanto a heroina da ordens e enfrenta um grupo grande de inimigos. A batalha corre bem entretanto a heroina é ferida com o protagonista vendo isso. Começa a lutar e avançar em direção a ela para a ajudar e protegê-la ( eu imagino um ferimento no rosto algo interessante para adicionar mas que não afete tanto a beleza). O protagonista chega na heroina e começa a protegê-la e a dar ordens para os soldados que a heroina controlava que agora estão desorganizados com a comandante deles incapacitada. A batalha ocorre e <text:s/>reforços chegam, aliviando os soldados que estavam defendendo e também permitindo uma vitória. O protagonista começa a levar a heroina para uma barraca médica para ela ser tratada.</text:span></text:p>
      <text:p text:style-name="P3"/>
      <text:p text:style-name="P3">Cena 5</text:p>
      <text:p text:style-name="P6">Após a batalha o protagonista começa a cuidar da heroína e a ajudar ela em diversos deveres, imitando de certa forma a cena 1 em que eles se conheceram, com isso fortalecendo mais a relação deles e aproximando eles mais e mais.</text:p>
      <text:p text:style-name="P3"/>
      <text:p text:style-name="P3">Cena 6</text:p>
      <text:p text:style-name="P3">Cena 7</text:p>
      <text:p text:style-name="P3">Cena 8</text:p>
      <text:p text:style-name="P3">Cena 9</text:p>
      <text:p text:style-name="P2">Cena Final(Casamento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2:24:41.509000000</meta:creation-date>
    <dc:date>2021-02-22T19:31:40.964000000</dc:date>
    <meta:editing-duration>PT44M22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4" meta:word-count="437" meta:character-count="2536" meta:non-whitespace-character-count="2112"/>
  </office:meta>
</office:document-meta>
</file>